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Project : Calculator</text:p>
      <text:p text:style-name="Standard"/>
      <text:p text:style-name="Standard">Introduction :</text:p>
      <text:p text:style-name="Standard"><text:s/>Develop a scientific calculator with two modes : standard &amp; scientific</text:p>
      <text:p text:style-name="Standard"/>
      <text:p text:style-name="Standard">To Do :</text:p>
      <text:p text:style-name="Standard"><text:s text:c="2"/>1. Have all capabilites of windows os calculator applic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0T09:34:40.25</meta:creation-date>
    <meta:document-statistic meta:table-count="0" meta:image-count="0" meta:object-count="0" meta:page-count="1" meta:paragraph-count="5" meta:word-count="28" meta:character-count="175"/>
    <dc:date>2014-01-10T09:36:42.07</dc:date>
    <meta:editing-duration>PT2M1S</meta:editing-duration>
    <meta:editing-cycles>1</meta:editing-cycles>
    <meta:generator>OpenOffice.org/3.4.1$Win32 OpenOffice.org_project/341m1$Build-9593</meta:generator>
  </office:meta>
</office:document-meta>
</file>